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float2_privat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O.setId( floa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float2_private.test_error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riteAsArray_float2_private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riteAsArray_float2_private.test_error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